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200%" fo:text-align="center" style:justify-single-word="false"/>
    </style:style>
    <style:style style:name="P2" style:family="paragraph" style:parent-style-name="Standard">
      <style:paragraph-properties fo:line-height="200%"/>
      <style:text-properties fo:font-size="16pt" style:font-size-asian="16pt" style:font-size-complex="16pt"/>
    </style:style>
    <style:style style:name="P3" style:family="paragraph" style:parent-style-name="Standard" style:list-style-name="WW8Num1">
      <style:paragraph-properties fo:line-height="200%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style="italic" style:font-size-asian="16pt" style:font-style-asian="italic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(ordinamento,subtotali)</text:span></text:p>
      <text:p text:style-name="P2"/>
      <text:list text:style-name="WW8Num1">
        <text:list-item>
          <text:p text:style-name="P3"><text:span text:style-name="T2">Aprire</text:span><text:span text:style-name="T3"> il file </text:span><text:span text:style-name="T4">vendite_03-05.</text:span></text:p>
        </text:list-item>
        <text:list-item>
          <text:p text:style-name="P3"><text:span text:style-name="T2">Ordinare</text:span><text:span text:style-name="T3"> i dati per </text:span><text:span text:style-name="T4">Agente</text:span><text:span text:style-name="T3">.</text:span></text:p>
        </text:list-item>
        <text:list-item>
          <text:p text:style-name="P3"><text:span text:style-name="T2">Ordinare</text:span><text:span text:style-name="T3"> i dati per </text:span><text:span text:style-name="T4">Zona</text:span><text:span text:style-name="T3"> con il seguente ordine personalizzato: </text:span><text:span text:style-name="T5">Nord, Centro, Sud</text:span><text:span text:style-name="T3">.</text:span></text:p>
        </text:list-item>
        <text:list-item>
          <text:p text:style-name="P3"><text:span text:style-name="T2">Aggiungere</text:span><text:span text:style-name="T3"> i </text:span><text:span text:style-name="T5">subtotali</text:span><text:span text:style-name="T3"> in modo da calcolare, per ogni cambiamento in </text:span><text:span text:style-name="T4">Zona</text:span><text:span text:style-name="T3">, il totale degli </text:span><text:span text:style-name="T2">importi</text:span><text:span text:style-name="T3">.</text:span></text:p>
        </text:list-item>
        <text:list-item>
          <text:p text:style-name="P3"><text:span text:style-name="T2">Utilizzare</text:span><text:span text:style-name="T3"> la funzione </text:span><text:span text:style-name="T4">SOMMA.SE</text:span><text:span text:style-name="T3"> per calcolare il totale degli Importi a cui è stato applicato uno scon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</dc:title>
    <meta:initial-creator>caresia.marco</meta:initial-creator>
    <meta:creation-date>2006-07-13T15:42:00</meta:creation-date>
    <dc:creator>Marco</dc:creator>
    <dc:date>2006-07-13T15:42:00</dc:date>
    <meta:print-date>2005-10-10T10:08:00</meta:print-date>
    <dc:language>it-IT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60" meta:character-count="375"/>
  </office:meta>
</office:document-meta>
</file>